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calFileProvider.isAbsoluteLocalNam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alFileProvider.findLocalFile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alFileProvider.doCreateFileSystem( final FileName 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ocalFileProvider.DefaultLocalFile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Local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alFileProvider.findLocalFil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